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44pt" officeooo:rsid="00177e46" officeooo:paragraph-rsid="00177e46" style:font-size-asian="44pt" style:font-size-complex="44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44pt" officeooo:rsid="00177e46" officeooo:paragraph-rsid="00177e46" style:font-size-asian="44pt" style:font-size-complex="4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>Creating vlan</text:p>
      <text:p text:style-name="P1"/>
      <text:p text:style-name="Text_20_body"/>
      <text:p text:style-name="Text_20_body"/>
      <text:p text:style-name="P2"/>
      <text:p text:style-name="P2">Switch&gt;enable</text:p>
      <text:p text:style-name="P2">Switch#config terminal</text:p>
      <text:p text:style-name="P2"/>
      <text:p text:style-name="P2">Switch(config)#do sh vlan</text:p>
      <text:p text:style-name="Text_20_body"/>
      <text:p text:style-name="P2">VLAN Name Status Ports</text:p>
      <text:p text:style-name="P2">---- -------------------------------- --------- -------------------------------</text:p>
      <text:p text:style-name="P2">1 default active Fa0/1, Fa0/2, Fa0/3, Fa0/4</text:p>
      <text:p text:style-name="P2">Fa0/5, Fa0/6, Fa0/7, Fa0/8</text:p>
      <text:p text:style-name="P2">Fa0/9, Fa0/10, Fa0/11, Fa0/12</text:p>
      <text:p text:style-name="P2">Fa0/13, Fa0/14, Fa0/15, Fa0/16</text:p>
      <text:p text:style-name="P2">Fa0/17, Fa0/18, Fa0/19, Fa0/20</text:p>
      <text:p text:style-name="P2">Fa0/21, Fa0/22, Fa0/23, Fa0/24</text:p>
      <text:p text:style-name="P2">Gig0/1, Gig0/2</text:p>
      <text:p text:style-name="P2">1002 fddi-default active </text:p>
      <text:p text:style-name="P2">1003 token-ring-default active </text:p>
      <text:p text:style-name="P2">1004 fddinet-default active </text:p>
      <text:p text:style-name="P2">1005 trnet-default active </text:p>
      <text:p text:style-name="Text_20_body"/>
      <text:p text:style-name="P2">VLAN Type SAID MTU Parent RingNo BridgeNo Stp BrdgMode Trans1 Trans2</text:p>
      <text:p text:style-name="P2">---- ----- ---------- ----- ------ ------ -------- ---- -------- ------ ------</text:p>
      <text:p text:style-name="P2">1 enet 100001 1500 - - - - - 0 0</text:p>
      <text:p text:style-name="P2">1002 fddi 101002 1500 - - - - - 0 0 </text:p>
      <text:p text:style-name="P2">1003 tr 101003 1500 - - - - - 0 0 </text:p>
      <text:p text:style-name="P2">1004 fdnet 101004 1500 - - - ieee - 0 0 </text:p>
      <text:p text:style-name="P2">1005 trnet 101005 1500 - - - ibm - 0 0 </text:p>
      <text:p text:style-name="Text_20_body"><text:soft-page-break/></text:p>
      <text:p text:style-name="P2"/>
      <text:p text:style-name="P2">Switch(config)#hostname S1</text:p>
      <text:p text:style-name="P2">S1(config)#vlan 10</text:p>
      <text:p text:style-name="P2">S1(config-vlan)#name yellow</text:p>
      <text:p text:style-name="P2">S1(config-vlan)#exit</text:p>
      <text:p text:style-name="P2">S1(config)#vlan 20</text:p>
      <text:p text:style-name="P2">S1(config-vlan)#name green</text:p>
      <text:p text:style-name="P2">S1(config-vlan)#exit</text:p>
      <text:p text:style-name="P2">S1(config)#vlan 30</text:p>
      <text:p text:style-name="P2">S1(config-vlan)#name orange</text:p>
      <text:p text:style-name="P2">S1(config-vlan)#exit</text:p>
      <text:p text:style-name="P2">S1(config)#do sh vlan</text:p>
      <text:p text:style-name="Text_20_body"/>
      <text:p text:style-name="P2">VLAN Name Status Ports</text:p>
      <text:p text:style-name="P2">---- -------------------------------- --------- -------------------------------</text:p>
      <text:p text:style-name="P2">1 default active Fa0/1, Fa0/2, Fa0/3, Fa0/4</text:p>
      <text:p text:style-name="P2">Fa0/5, Fa0/6, Fa0/7, Fa0/8</text:p>
      <text:p text:style-name="P2">Fa0/9, Fa0/10, Fa0/11, Fa0/12</text:p>
      <text:p text:style-name="P2">Fa0/13, Fa0/14, Fa0/15, Fa0/16</text:p>
      <text:p text:style-name="P2">Fa0/17, Fa0/18, Fa0/19, Fa0/20</text:p>
      <text:p text:style-name="P2">Fa0/21, Fa0/22, Fa0/23, Fa0/24</text:p>
      <text:p text:style-name="P2">Gig0/1, Gig0/2</text:p>
      <text:p text:style-name="P2">10 yellow active </text:p>
      <text:p text:style-name="P2">20 green active </text:p>
      <text:p text:style-name="P2">30 orange active </text:p>
      <text:p text:style-name="P2">1002 fddi-default active </text:p>
      <text:p text:style-name="P2">1003 token-ring-default active </text:p>
      <text:p text:style-name="P2">1004 fddinet-default active </text:p>
      <text:p text:style-name="P2">1005 trnet-default active </text:p>
      <text:p text:style-name="Text_20_body"/>
      <text:p text:style-name="P2">VLAN Type SAID MTU Parent RingNo BridgeNo Stp BrdgMode Trans1 Trans2</text:p>
      <text:p text:style-name="P2">---- ----- ---------- ----- ------ ------ -------- ---- -------- ------ ------</text:p>
      <text:p text:style-name="P2">1 enet 100001 1500 - - - - - 0 0</text:p>
      <text:p text:style-name="P2">10 enet 100010 1500 - - - - - 0 0</text:p>
      <text:p text:style-name="P2">20 enet 100020 1500 - - - - - 0 0</text:p>
      <text:p text:style-name="P2">30 enet 100030 1500 - - - - - 0 0</text:p>
      <text:p text:style-name="P2">1002 fddi 101002 1500 - - - - - 0 0 </text:p>
      <text:p text:style-name="Text_20_body"/>
      <text:p text:style-name="P2"><text:soft-page-break/></text:p>
      <text:p text:style-name="P2">S1(config)#int range fastEthernet 0/1-2</text:p>
      <text:p text:style-name="P2"/>
      <text:p text:style-name="P2">S1(config-if-range)#switchport access vlan 10</text:p>
      <text:p text:style-name="P2">S1(config-if-range)#switch</text:p>
      <text:p text:style-name="P2"/>
      <text:p text:style-name="P2">S1(config-if-range)#switchport mode access </text:p>
      <text:p text:style-name="P2">S1(config-if-range)#exit</text:p>
      <text:p text:style-name="P2">S1(config)#</text:p>
      <text:p text:style-name="P2">S1(config)#</text:p>
      <text:p text:style-name="P2">S1(config)#</text:p>
      <text:p text:style-name="P2"/>
      <text:p text:style-name="P2">S1(config)#int range fastEthernet 0/3-4</text:p>
      <text:p text:style-name="P2">S1(config-if-range)#swi</text:p>
      <text:p text:style-name="P2"/>
      <text:p text:style-name="P2">S1(config-if-range)#switchport mode access </text:p>
      <text:p text:style-name="P2"/>
      <text:p text:style-name="P2">S1(config-if-range)#switchport access vlan 20</text:p>
      <text:p text:style-name="P2">S1(config-if-range)#exit</text:p>
      <text:p text:style-name="P2"/>
      <text:p text:style-name="P2">S1(config)#int range fastEthernet 0/5-6</text:p>
      <text:p text:style-name="P2"/>
      <text:p text:style-name="P2">S1(config-if-range)#switchport mode access </text:p>
      <text:p text:style-name="P2"/>
      <text:p text:style-name="P2">S1(config-if-range)#switchport access vlan 30</text:p>
      <text:p text:style-name="P2">S1(config-if-range)#exit</text:p>
      <text:p text:style-name="P2">S1(config)#</text:p>
      <text:p text:style-name="P2">S1(config)#</text:p>
      <text:p text:style-name="P2">S1(config)#do sh vlan</text:p>
      <text:p text:style-name="Text_20_body"/>
      <text:p text:style-name="P2">VLAN Name Status Ports</text:p>
      <text:p text:style-name="P2">---- -------------------------------- --------- -------------------------------</text:p>
      <text:p text:style-name="P2">1 default active Fa0/7, Fa0/8, Fa0/9, Fa0/10</text:p>
      <text:p text:style-name="P2">Fa0/11, Fa0/12, Fa0/13, Fa0/14</text:p>
      <text:p text:style-name="P2">Fa0/15, Fa0/16, Fa0/17, Fa0/18</text:p>
      <text:p text:style-name="P2">Fa0/19, Fa0/20, Fa0/21, Fa0/22</text:p>
      <text:p text:style-name="P2">Fa0/23, Fa0/24, Gig0/1, Gig0/2</text:p>
      <text:p text:style-name="P2">10 yellow active Fa0/1, Fa0/2</text:p>
      <text:p text:style-name="P2">20 green active Fa0/3, Fa0/4</text:p>
      <text:p text:style-name="P2">30 orange active Fa0/5, Fa0/6</text:p>
      <text:p text:style-name="P2"><text:soft-page-break/>1002 fddi-default active </text:p>
      <text:p text:style-name="P2">1003 token-ring-default active </text:p>
      <text:p text:style-name="P2">1004 fddinet-default active </text:p>
      <text:p text:style-name="P2">1005 trnet-default active </text:p>
      <text:p text:style-name="Text_20_body"/>
      <text:p text:style-name="P2">VLAN Type SAID MTU Parent RingNo BridgeNo Stp BrdgMode Trans1 Trans2</text:p>
      <text:p text:style-name="P2">---- ----- ---------- ----- ------ ------ -------- ---- -------- ------ ------</text:p>
      <text:p text:style-name="P2">1 enet 100001 1500 - - - - - 0 0</text:p>
      <text:p text:style-name="P2">10 enet 100010 1500 - - - - - 0 0</text:p>
      <text:p text:style-name="P2">20 enet 100020 1500 - - - - - 0 0</text:p>
      <text:p text:style-name="P2">30 enet 100030 1500 - - - - - 0 0</text:p>
      <text:p text:style-name="P2">--More--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2:57:50.593763474</meta:creation-date>
    <dc:date>2018-09-13T05:26:10.505536512</dc:date>
    <meta:editing-duration>PT2H18M7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4" meta:paragraph-count="99" meta:word-count="461" meta:character-count="3155" meta:non-whitespace-character-count="2770"/>
  </office:meta>
</office:document-meta>
</file>